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5ff43" officeooo:paragraph-rsid="0015ff43"/>
    </style:style>
    <style:style style:name="P2" style:family="paragraph" style:parent-style-name="Standard">
      <style:text-properties officeooo:rsid="0026db1b" officeooo:paragraph-rsid="00303044"/>
    </style:style>
    <style:style style:name="P3" style:family="paragraph" style:parent-style-name="Standard">
      <style:text-properties officeooo:paragraph-rsid="0027f268"/>
    </style:style>
    <style:style style:name="P4" style:family="paragraph" style:parent-style-name="Standard">
      <style:text-properties officeooo:paragraph-rsid="002c7512"/>
    </style:style>
    <style:style style:name="P5" style:family="paragraph" style:parent-style-name="Standard">
      <style:text-properties fo:language="fr" fo:country="FR" officeooo:rsid="001a3646" officeooo:paragraph-rsid="0027f268"/>
    </style:style>
    <style:style style:name="P6" style:family="paragraph" style:parent-style-name="Standard">
      <style:text-properties fo:language="fr" fo:country="FR" officeooo:rsid="00222c8f" officeooo:paragraph-rsid="00222c8f"/>
    </style:style>
    <style:style style:name="P7" style:family="paragraph" style:parent-style-name="Standard">
      <style:text-properties style:font-name="Liberation Serif" fo:font-size="12pt" fo:language="fr" fo:country="FR" officeooo:paragraph-rsid="0026db1b" style:font-size-asian="12pt" style:font-size-complex="12pt"/>
    </style:style>
    <style:style style:name="P8" style:family="paragraph" style:parent-style-name="Standard">
      <style:text-properties style:font-name="Liberation Serif" fo:font-size="12pt" fo:language="fr" fo:country="FR" officeooo:rsid="0015ff43" officeooo:paragraph-rsid="00303044" style:font-size-asian="12pt" style:font-size-complex="12pt"/>
    </style:style>
    <style:style style:name="T1" style:family="text">
      <style:text-properties fo:language="fr" fo:country="FR" officeooo:rsid="001d1d5e"/>
    </style:style>
    <style:style style:name="T2" style:family="text">
      <style:text-properties fo:language="fr" fo:country="FR" officeooo:rsid="0015ff43"/>
    </style:style>
    <style:style style:name="T3" style:family="text">
      <style:text-properties fo:language="fr" fo:country="FR" officeooo:rsid="0018d146"/>
    </style:style>
    <style:style style:name="T4" style:family="text">
      <style:text-properties fo:language="fr" fo:country="FR" officeooo:rsid="001a3646"/>
    </style:style>
    <style:style style:name="T5" style:family="text">
      <style:text-properties fo:language="fr" fo:country="FR" officeooo:rsid="001f11ed"/>
    </style:style>
    <style:style style:name="T6" style:family="text">
      <style:text-properties fo:language="fr" fo:country="FR" officeooo:rsid="001f4bf7"/>
    </style:style>
    <style:style style:name="T7" style:family="text">
      <style:text-properties fo:language="fr" fo:country="FR" officeooo:rsid="001ffb3a"/>
    </style:style>
    <style:style style:name="T8" style:family="text">
      <style:text-properties fo:language="fr" fo:country="FR" officeooo:rsid="00216e70"/>
    </style:style>
    <style:style style:name="T9" style:family="text">
      <style:text-properties fo:language="fr" fo:country="FR" officeooo:rsid="00222c8f"/>
    </style:style>
    <style:style style:name="T10" style:family="text">
      <style:text-properties fo:language="fr" fo:country="FR" officeooo:rsid="0024fe46"/>
    </style:style>
    <style:style style:name="T11" style:family="text">
      <style:text-properties fo:language="fr" fo:country="FR" officeooo:rsid="0026db1b"/>
    </style:style>
    <style:style style:name="T12" style:family="text">
      <style:text-properties fo:language="fr" fo:country="FR" officeooo:rsid="0029b259"/>
    </style:style>
    <style:style style:name="T13" style:family="text">
      <style:text-properties fo:language="fr" fo:country="FR" officeooo:rsid="002aa907"/>
    </style:style>
    <style:style style:name="T14" style:family="text">
      <style:text-properties fo:language="fr" fo:country="FR" officeooo:rsid="002c7512"/>
    </style:style>
    <style:style style:name="T15" style:family="text">
      <style:text-properties fo:language="fr" fo:country="FR" officeooo:rsid="00303044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Liberation Serif" fo:font-size="12pt" fo:language="fr" fo:country="FR" style:font-size-asian="12pt" style:font-size-complex="12pt"/>
    </style:style>
    <style:style style:name="T18" style:family="text">
      <style:text-properties style:font-name="Liberation Serif" fo:font-size="12pt" fo:language="fr" fo:country="FR" officeooo:rsid="00222c8f" style:font-size-asian="12pt" style:font-size-complex="12pt"/>
    </style:style>
    <style:style style:name="T19" style:family="text">
      <style:text-properties style:font-name="Liberation Serif" fo:font-size="12pt" fo:language="fr" fo:country="FR" officeooo:rsid="002303ff" style:font-size-asian="12pt" style:font-size-complex="12pt"/>
    </style:style>
    <style:style style:name="T20" style:family="text">
      <style:text-properties style:font-name="Liberation Serif" fo:font-size="12pt" fo:language="fr" fo:country="FR" officeooo:rsid="0024fe46" style:font-size-asian="12pt" style:font-size-complex="12pt"/>
    </style:style>
    <style:style style:name="T21" style:family="text">
      <style:text-properties style:font-name="Liberation Serif" fo:font-size="12pt" fo:language="fr" fo:country="FR" officeooo:rsid="0015ff43" style:font-size-asian="12pt" style:font-size-complex="12pt"/>
    </style:style>
    <style:style style:name="T22" style:family="text">
      <style:text-properties style:font-name="Liberation Serif" fo:font-size="12pt" fo:language="fr" fo:country="FR" officeooo:rsid="0027f268" style:font-size-asian="12pt" style:font-size-complex="12pt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language="fr" fo:country="FR" fo:font-style="normal" fo:font-weight="normal" officeooo:rsid="001f4bf7" style:font-size-asian="12pt" style:font-size-complex="12pt"/>
    </style:style>
    <style:style style:name="T24" style:family="text">
      <style:text-properties fo:color="#000000" loext:opacity="100%" fo:language="fr" fo:country="FR" officeooo:rsid="00216e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À l’attention du comité de recrutement pour le poste « Assistant Professor in sustainable aerostructures computational design ».</text:p>
      <text:p text:style-name="P1"/>
      <text:p text:style-name="P1"/>
      <text:p text:style-name="P4"><text:span text:style-name="T2">J’ai rencontré Andrea en 2016, pendant sa première année du parcours double diplôme à l’ISAE SUPAERO, à l’occasion du projet recherche du tronc commun 2A. Andrea s’était manifesté pour un projet entre l’automatique et la mécanique des milieu</text:span><text:span text:style-name="T12">x</text:span><text:span text:style-name="T2"> continu</text:span><text:span text:style-name="T12">s</text:span><text:span text:style-name="T2">. Pendant ce projet, </text:span><text:span text:style-name="T10">il</text:span><text:span text:style-name="T2"> </text:span><text:span text:style-name="T13">a</text:span><text:span text:style-name="T2"> </text:span><text:span text:style-name="T8">fait preuve d’</text:span><text:span text:style-name="T2">une maîtrise des aspects théoriques et appliqu</text:span><text:span text:style-name="T3">é</text:span><text:span text:style-name="T2">s </text:span><text:span text:style-name="T3">de</text:span><text:span text:style-name="T2"> la mécanique et sa description du point de vue de la théorie des systèmes. </text:span><text:span text:style-name="T7">J’ai en suite sélectionné Andrea </text:span><text:span text:style-name="T3">pour un sujet de thèse en collaboration avec Valérie Pommier Budinger </text:span><text:span text:style-name="T14">et</text:span><text:span text:style-name="T3"> Denis Matignon. Le projet de thèse </text:span><text:span text:style-name="T14">visait</text:span><text:span text:style-name="T3"> à approfondir l’</text:span><text:span text:style-name="T4">application du</text:span><text:span text:style-name="T3"> formalisme port-Hamiltonien </text:span><text:span text:style-name="T4">pour la mécanique </text:span><text:span text:style-name="T11">computationnelle,</text:span><text:span text:style-name="T4"> </text:span><text:span text:style-name="T11">en particulier pour la modélisation structurée </text:span><text:span text:style-name="T4">des structures flexibles minces. </text:span></text:p>
      <text:p text:style-name="P5"/>
      <text:p text:style-name="P5"/>
      <text:p text:style-name="P3"><text:span text:style-name="T4">Pendant </text:span><text:span text:style-name="T5">son doctorat</text:span><text:span text:style-name="T4"> Andrea à démontré d’être dote d’un fort </text:span><text:span text:style-name="T1">esprit critique et capable de mener </text:span><text:span text:style-name="T5">et diffuser</text:span><text:span text:style-name="T1"> </text:span><text:span text:style-name="T5">ces</text:span><text:span text:style-name="T1"> travaux de recherche d’une manière autonome. </text:span><text:span text:style-name="T5">La portée de son travail </text:span><text:span text:style-name="T6">de thèse</text:span><text:span text:style-name="T5"> est démontrée par le nombre des publications </text:span><text:span text:style-name="T7">prestigieuses</text:span><text:span text:style-name="T5"> </text:span><text:span text:style-name="T6">(quatre articles </text:span><text:span text:style-name="T15">de revue</text:span><text:span text:style-name="T6"> et </text:span><text:span text:style-name="T7">cinq c</text:span><text:span text:style-name="T16">ommunications dans des congrès internationaux</text:span><text:span text:style-name="T6">). </text:span><text:span text:style-name="T24">E</text:span><text:span text:style-name="T23">n outre</text:span><text:span text:style-name="T8">, Andrea a toujours montré une attitude positive, qui a rendu notre collaboration </text:span><text:span text:style-name="T9">très agréable, ainsi que un fort esprit d’initiative. </text:span><text:span text:style-name="T14">I</text:span><text:span text:style-name="T9">l a effectué une mobilité doctorale a l’ITA, Instituto </text:span><text:span text:style-name="T18">Tecnológico de Aeronáutica, au Brésil, il a encadré un Projet Ingénierie et Entreprise et il a effectué</text:span><text:span text:style-name="T19"> ses activités d’enseignement en Automatique et mathématiques appliquées</text:span><text:span text:style-name="T18">. A</text:span><text:span text:style-name="T19">ndrea a décidé de continuer sa formation aux Pays-Bas, dans le cadre d’un post-Doc au sein du projet ERC Portwings. Sa mission</text:span><text:span text:style-name="T17"> est de mettre en place les algorithmes numériques pour la simulation </text:span><text:span text:style-name="T19">des problèmes </text:span><text:span text:style-name="T20">port-Hamiltonien</text:span><text:span text:style-name="T19"> d’in</text:span><text:span text:style-name="T17">teraction fluide-structure.</text:span></text:p>
      <text:p text:style-name="P7"/>
      <text:p text:style-name="P7"/>
      <text:p text:style-name="P2"><text:span text:style-name="T17">Les différentes expériences internationales d’Andrea démontrent son ouverture, sa culture et sa capacité </text:span><text:span text:style-name="T21">à </text:span><text:span text:style-name="T17">intégrer des nouveaux horizons</text:span><text:span text:style-name="T21">. </text:span><text:span text:style-name="T17">Il est clair que, fort des ces expériences, Andrea dispose de la maturité nécessaire pour mener une véritable équipe de recherche </text:span><text:span text:style-name="T21">à</text:span><text:span text:style-name="T17"> produire des contribution</text:span><text:span text:style-name="T22">s <text:s/></text:span><text:span text:style-name="T21">à </text:span><text:span text:style-name="T22">fort impact. Pour toutes ces raisons j’estime que Andrea est un candidat idéal pour le poste </text:span></text:p>
      <text:p text:style-name="P8">« Assistant Professor in sustainable aerostructures computational design ».</text:p>
      <text:p text:style-name="P6"/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17:59:31.401295554</meta:creation-date>
    <meta:generator>LibreOffice/7.3.1.3$Linux_X86_64 LibreOffice_project/30$Build-3</meta:generator>
    <dc:date>2022-03-21T13:49:16.972908885</dc:date>
    <meta:editing-duration>PT24M19S</meta:editing-duration>
    <meta:editing-cycles>10</meta:editing-cycles>
    <meta:document-statistic meta:table-count="0" meta:image-count="0" meta:object-count="0" meta:page-count="1" meta:paragraph-count="5" meta:word-count="344" meta:character-count="2308" meta:non-whitespace-character-count="1966"/>
  </office:meta>
</office:document-meta>
</file>